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.00.0000</text:date>, <text:time style:data-style-name="N2" text:time-value="16:12:44.56506361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08T16:38:59.144358285</dc:date>
    <meta:editing-duration>PT2H29M41S</meta:editing-duration>
    <meta:editing-cycles>20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1" meta:cell-count="1308" meta:object-count="0"/>
  </office:meta>
</office:document-meta>
</file>